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Regular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Impact" svg:font-family="Impact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eem Kufi" svg:font-family="'Reem Kufi'" style:font-adornments="Bold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5409in"/>
    </style:style>
    <style:style style:name="co3" style:family="table-column">
      <style:table-column-properties fo:break-before="auto" style:column-width="2.5193in"/>
    </style:style>
    <style:style style:name="ro2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516in" fo:break-before="auto" style:use-optimal-row-height="false"/>
    </style:style>
    <style:style style:name="ro3" style:family="table-row">
      <style:table-row-properties style:row-height="0.4453in" fo:break-before="auto" style:use-optimal-row-height="false"/>
    </style:style>
    <style:style style:name="ro4" style:family="table-row">
      <style:table-row-properties style:row-height="0.6835in" fo:break-before="auto" style:use-optimal-row-height="false"/>
    </style:style>
    <style:style style:name="ro5" style:family="table-row">
      <style:table-row-properties style:row-height="0.9528in" fo:break-before="auto" style:use-optimal-row-height="false"/>
    </style:style>
    <style:style style:name="ro6" style:family="table-row">
      <style:table-row-properties style:row-height="0.6992in" fo:break-before="auto" style:use-optimal-row-height="false"/>
    </style:style>
    <style:style style:name="ro7" style:family="table-row">
      <style:table-row-properties style:row-height="0.7382in" fo:break-before="auto" style:use-optimal-row-height="false"/>
    </style:style>
    <style:style style:name="ro8" style:family="table-row">
      <style:table-row-properties style:row-height="0.5307in" fo:break-before="auto" style:use-optimal-row-height="false"/>
    </style:style>
    <style:style style:name="ro9" style:family="table-row">
      <style:table-row-properties style:row-height="1.0882in" fo:break-before="auto" style:use-optimal-row-height="false"/>
    </style:style>
    <style:style style:name="ro10" style:family="table-row">
      <style:table-row-properties style:row-height="0.8547in" fo:break-before="auto" style:use-optimal-row-height="false"/>
    </style:style>
    <style:style style:name="ro11" style:family="table-row">
      <style:table-row-properties style:row-height="0.8028in" fo:break-before="auto" style:use-optimal-row-height="false"/>
    </style:style>
    <style:style style:name="ro12" style:family="table-row">
      <style:table-row-properties style:row-height="0.9717in" fo:break-before="auto" style:use-optimal-row-height="false"/>
    </style:style>
    <style:style style:name="ro13" style:family="table-row">
      <style:table-row-properties style:row-height="0.9453in" fo:break-before="auto" style:use-optimal-row-height="false"/>
    </style:style>
    <style:style style:name="ro14" style:family="table-row">
      <style:table-row-properties style:row-height="1.7744in" fo:break-before="auto" style:use-optimal-row-height="false"/>
    </style:style>
    <style:style style:name="ro15" style:family="table-row">
      <style:table-row-properties style:row-height="1.7098in" fo:break-before="auto" style:use-optimal-row-height="false"/>
    </style:style>
    <style:style style:name="ro16" style:family="table-row">
      <style:table-row-properties style:row-height="1.1661in" fo:break-before="auto" style:use-optimal-row-height="false"/>
    </style:style>
    <style:style style:name="ro17" style:family="table-row">
      <style:table-row-properties style:row-height="1.0492in" fo:break-before="auto" style:use-optimal-row-height="false"/>
    </style:style>
    <style:style style:name="ro18" style:family="table-row">
      <style:table-row-properties style:row-height="0.9063in" fo:break-before="auto" style:use-optimal-row-height="false"/>
    </style:style>
    <style:style style:name="ro19" style:family="table-row">
      <style:table-row-properties style:row-height="1.0618in" fo:break-before="auto" style:use-optimal-row-height="false"/>
    </style:style>
    <style:style style:name="ro20" style:family="table-row">
      <style:table-row-properties style:row-height="1.1008in" fo:break-before="auto" style:use-optimal-row-height="false"/>
    </style:style>
    <style:style style:name="ro21" style:family="table-row">
      <style:table-row-properties style:row-height="0.8807in" fo:break-before="auto" style:use-optimal-row-height="false"/>
    </style:style>
    <style:style style:name="ro22" style:family="table-row">
      <style:table-row-properties style:row-height="0.8937in" fo:break-before="auto" style:use-optimal-row-height="false"/>
    </style:style>
    <style:style style:name="ro23" style:family="table-row">
      <style:table-row-properties style:row-height="1.5929in" fo:break-before="auto" style:use-optimal-row-height="false"/>
    </style:style>
    <style:style style:name="ro24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278in"/>
      <style:text-properties fo:color="#023f62" style:font-name="Arial Black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2cbf8" style:text-align-source="fix" style:repeat-content="false" fo:border="0.74pt solid #000000" style:vertical-align="middle"/>
      <style:paragraph-properties fo:text-align="start" fo:margin-left="0.278in"/>
      <style:text-properties style:font-name="Bahnschrift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278in"/>
      <style:text-properties style:use-window-font-color="true" style:text-outline="false" style:text-line-through-style="none" style:text-line-through-type="none" style:font-name="Bahnschrift" fo:font-size="14pt" fo:language="en" fo:country="MY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.278in"/>
      <style:text-properties style:use-window-font-color="true" style:text-outline="false" style:text-line-through-style="none" style:text-line-through-type="none" style:font-name="Bahnschrift" fo:font-size="14pt" fo:language="en" fo:country="MY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.278in"/>
      <style:text-properties style:use-window-font-color="true" style:text-outline="false" style:text-line-through-style="none" style:text-line-through-type="none" style:font-name="Bahnschrift" fo:font-size="14pt" fo:language="en" fo:country="MY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ahnschrift" fo:font-size="14pt" fo:language="en" fo:country="MY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ahnschrift" fo:font-size="14pt" fo:language="en" fo:country="MY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278in"/>
      <style:text-properties style:font-name="Bahnschrif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4pt" style:font-size-asian="14pt" style:font-size-complex="14pt"/>
    </style:style>
    <style:style style:name="ce12" style:family="table-cell" style:parent-style-name="Default">
      <style:table-cell-properties fo:background-color="#f2cbf8" style:text-align-source="fix" style:repeat-content="false" fo:border="0.74pt solid #000000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 Black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 Black" fo:font-size="14pt" style:font-size-asian="14pt" style:font-size-complex="14pt"/>
    </style:style>
    <style:style style:name="ce15" style:family="table-cell" style:parent-style-name="Default">
      <style:table-cell-properties fo:border="none"/>
      <style:text-properties style:font-name="Bahnschrift"/>
    </style:style>
    <style:style style:name="ce16" style:family="table-cell" style:parent-style-name="Default">
      <style:table-cell-properties fo:border="none"/>
      <style:text-properties style:font-name="Bahnschrift" fo:font-size="14pt" style:font-size-asian="14pt" style:font-size-complex="14pt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Bahnschrift" fo:font-size="14pt" fo:language="en" fo:country="MY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Bahnschrift"/>
    </style:style>
    <style:style style:name="T1" style:family="text">
      <style:text-properties fo:color="#0369a3"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fc5c00"/>
    </style:style>
    <style:style style:name="T3" style:family="text">
      <style:text-properties fo:color="#fc5c00"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c5c00"/>
    </style:style>
    <style:style style:name="T7" style:family="tex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2.$A:.$A])" table:allow-empty-cell="true" table:display-list="unsorted" table:base-cell-address="Sheet1.C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10"/>
        <table:table-column table:style-name="co3" table:default-cell-style-name="ce13"/>
        <table:table-column table:style-name="co1" table:default-cell-style-name="ce18"/>
        <table:table-row table:style-name="ro2">
          <table:table-cell table:style-name="ce1"/>
          <table:table-cell table:style-name="ce2" office:value-type="string" calcext:value-type="string">
            <text:p>FREECODECAMP: SURVEY-ASSIGNMENT</text:p>
          </table:table-cell>
          <table:table-cell table:style-name="ce11"/>
          <table:table-cell table:style-name="ce15"/>
        </table:table-row>
        <table:table-row table:style-name="ro3">
          <table:table-cell/>
          <table:table-cell table:style-name="ce3" office:value-type="string" calcext:value-type="string">
            <text:p>REQUIREMENT</text:p>
          </table:table-cell>
          <table:table-cell table:style-name="ce12" office:value-type="string" calcext:value-type="string">
            <text:p>UPDATED STATUS</text:p>
          </table:table-cell>
          <table:table-cell table:style-name="ce16"/>
        </table:table-row>
        <table:table-row table:style-name="ro4">
          <table:table-cell/>
          <table:table-cell table:style-name="ce4" office:value-type="string" calcext:value-type="string">
            <text:p>You should have an<text:span text:style-name="T1"> </text:span><text:span text:style-name="T2">h1 element</text:span> with an<text:span text:style-name="T3"> id of title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 <text:span text:style-name="T3">#title</text:span><text:span text:style-name="T4"> should</text:span><text:span text:style-name="T2"> not be empty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5" office:value-type="string" calcext:value-type="string">
            <text:p>Waiting:You should have a<text:span text:style-name="T5"> </text:span><text:span text:style-name="T2">p element</text:span><text:span text:style-name="T5"> </text:span>with an<text:span text:style-name="T3"> id of description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<text:span text:style-name="T5"> </text:span><text:span text:style-name="T2">#description </text:span>should<text:span text:style-name="T6"> </text:span><text:span text:style-name="T3">not be empty</text:span>.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 should have a<text:span text:style-name="T3"> form element </text:span>with an<text:span text:style-name="T3"> id of survey-form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 should have an<text:span text:style-name="T5"> </text:span><text:span text:style-name="T2">input element</text:span><text:span text:style-name="T6"> </text:span>with an<text:span text:style-name="T6"> </text:span><text:span text:style-name="T3">id of name</text:span><text:span text:style-name="T5">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<text:span text:style-name="T3"> #name</text:span><text:span text:style-name="T5"> </text:span>should have a<text:span text:style-name="T3"> type of text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<text:span text:style-name="T3"> #name </text:span>should <text:span text:style-name="T3">require input</text:span>.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 <text:span text:style-name="T3">#name</text:span> should be a<text:span text:style-name="T3"> descendant </text:span><text:span text:style-name="T4">of</text:span><text:span text:style-name="T2"> #survey-form</text:span>.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 should<text:span text:style-name="T3"> have an input element</text:span> with an<text:span text:style-name="T6"> </text:span><text:span text:style-name="T3">id of email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<text:span text:style-name="T3"> #email</text:span> should<text:span text:style-name="T3"> have a type of email</text:span>.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 <text:span text:style-name="T3">#email</text:span> should <text:span text:style-name="T3">require input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 <text:span text:style-name="T3">#email</text:span> should be a<text:span text:style-name="T3"> descendant </text:span>of<text:span text:style-name="T3"> #survey-form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 should have an<text:span text:style-name="T3"> input element </text:span>with an<text:span text:style-name="T3"> id of number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<text:span text:style-name="T3">r #number</text:span> should be a <text:span text:style-name="T3">descendant </text:span>of <text:span text:style-name="T3">#survey-form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 <text:span text:style-name="T3">#number </text:span>should have a<text:span text:style-name="T3"> type</text:span> of<text:span text:style-name="T3"> number</text:span>.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5">
          <table:table-cell/>
          <table:table-cell table:style-name="ce4" office:value-type="string" calcext:value-type="string">
            <text:p>Waiting:Your<text:span text:style-name="T3"> #number</text:span> should have a<text:span text:style-name="T3"> min attribute </text:span>with a<text:span text:style-name="T3"> numeric value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5">
          <table:table-cell/>
          <table:table-cell table:style-name="ce4" office:value-type="string" calcext:value-type="string">
            <text:p>Waiting:Your <text:span text:style-name="T3">#number </text:span>should have a<text:span text:style-name="T3"> max attribute </text:span>with a<text:span text:style-name="T3"> numeric value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 should have a<text:span text:style-name="T3"> label element</text:span> with an<text:span text:style-name="T3"> id </text:span>of <text:span text:style-name="T3">name-label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 should have a<text:span text:style-name="T3"> label element </text:span>with an<text:span text:style-name="T3"> id</text:span> of<text:span text:style-name="T3"> email-label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 should have a<text:span text:style-name="T3"> label element </text:span>with an<text:span text:style-name="T3"> id </text:span>of <text:span text:style-name="T3">number-label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<text:span text:style-name="T5"> </text:span><text:span text:style-name="T2">#name-label </text:span>should <text:span text:style-name="T3">contain text that describes the input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 <text:span text:style-name="T3">#email-label </text:span>should<text:span text:style-name="T3"> contain text that describes the input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5">
          <table:table-cell/>
          <table:table-cell table:style-name="ce4" office:value-type="string" calcext:value-type="string">
            <text:p>Waiting:Your <text:span text:style-name="T3">#number-label </text:span>shoul<text:span text:style-name="T7">d </text:span><text:span text:style-name="T2">contain text that describes the input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<text:span text:style-name="T3"> #name-label</text:span> should<text:span text:style-name="T3"> be a descendant of #survey-form</text:span>.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 <text:span text:style-name="T3">#email-label</text:span> should be <text:span text:style-name="T3">a descendant of #survey-form.</text:span></text:p>
          </table:table-cell>
          <table:table-cell table:style-name="ce14"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<text:span text:style-name="T3"> #number-label</text:span> should be a<text:span text:style-name="T3"> descendant of #survey-form.</text:span></text:p>
          </table:table-cell>
          <table:table-cell table:style-name="ce14"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 <text:span text:style-name="T3">#name</text:span> should have a<text:span text:style-name="T3"> placeholder attribute</text:span> and <text:span text:style-name="T3">value.</text:span></text:p>
          </table:table-cell>
          <table:table-cell table:style-name="ce14"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<text:span text:style-name="T3"> #email</text:span> should have a<text:span text:style-name="T6"> place</text:span><text:span text:style-name="T3">holder attribute </text:span>and<text:span text:style-name="T3"> value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<text:span text:style-name="T3"> #number </text:span>should have a<text:span text:style-name="T3"> placeholder attribute</text:span> and<text:span text:style-name="T3"> value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 should have<text:span text:style-name="T3"> a select field </text:span>with an <text:span text:style-name="T3">id </text:span>of <text:span text:style-name="T3">dropdown</text:span>.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5">
          <table:table-cell/>
          <table:table-cell table:style-name="ce4" office:value-type="string" calcext:value-type="string">
            <text:p>Waiting:Your <text:span text:style-name="T3">#dropdown</text:span> should have at <text:span text:style-name="T3">least two selectable (not disabled) option elements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<text:span text:style-name="T3"> #dropdown</text:span> should be a<text:span text:style-name="T5"> </text:span><text:span text:style-name="T2">descendant of #survey-form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5">
          <table:table-cell/>
          <table:table-cell table:style-name="ce4" office:value-type="string" calcext:value-type="string">
            <text:p>Waiting:You should have at leas<text:span text:style-name="T3">t two input elements</text:span> with a<text:span text:style-name="T3"> type of radio (radio buttons)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5">
          <table:table-cell/>
          <table:table-cell table:style-name="ce4" office:value-type="string" calcext:value-type="string">
            <text:p>Waiting:You should have at least<text:span text:style-name="T6"> two radio buttons</text:span> that are <text:span text:style-name="T3">descendants of #survey-form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All your radio buttons should have a value attribute and value.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<text:span text:style-name="T3">All your radio buttons </text:span>should have a<text:span text:style-name="T3"> name attribute</text:span> and <text:span text:style-name="T3">value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<text:span text:style-name="T3">Every radio button group </text:span>should have at least<text:span text:style-name="T3"> 2 radio buttons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5">
          <table:table-cell/>
          <table:table-cell table:style-name="ce4" office:value-type="string" calcext:value-type="string">
            <text:p>Waiting:You should<text:span text:style-name="T3"> have </text:span>at least<text:span text:style-name="T3"> two input elements </text:span>with a <text:span text:style-name="T3">type of checkbox (checkboxes)</text:span> that are<text:span text:style-name="T3"> descendants of #survey-form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5">
          <table:table-cell/>
          <table:table-cell table:style-name="ce4" office:value-type="string" calcext:value-type="string">
            <text:p>Waiting<text:span text:style-name="T3">:All your checkboxes inside #survey-form</text:span> should<text:span text:style-name="T3"> have</text:span> a <text:span text:style-name="T3">value attribute </text:span>and<text:span text:style-name="T3"> value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5">
          <table:table-cell/>
          <table:table-cell table:style-name="ce4" office:value-type="string" calcext:value-type="string">
            <text:p>Waiting:You should have<text:span text:style-name="T3"> at least one textarea element </text:span>that is a <text:span text:style-name="T3">descendant of #survey-form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5">
          <table:table-cell/>
          <table:table-cell table:style-name="ce4" office:value-type="string" calcext:value-type="string">
            <text:p>Waiting:You should have<text:span text:style-name="T6"> </text:span><text:span text:style-name="T3">an input</text:span><text:span text:style-name="T6"> </text:span>or <text:span text:style-name="T3">button element</text:span> with an <text:span text:style-name="T3">id of submit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4" office:value-type="string" calcext:value-type="string">
            <text:p>Waiting:Your <text:span text:style-name="T3">#submit </text:span>should <text:span text:style-name="T3">have a type of submit</text:span>.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4">
          <table:table-cell/>
          <table:table-cell table:style-name="ce6" office:value-type="string" calcext:value-type="string">
            <text:p>Waiting:Your<text:span text:style-name="T3"> #submit </text:span>should be a<text:span text:style-name="T3"> descendant of #survey-form.</text:span></text:p>
          </table:table-cell>
          <table:table-cell table:content-validation-name="val1" office:value-type="string" calcext:value-type="string">
            <text:p>done</text:p>
          </table:table-cell>
          <table:table-cell table:style-name="ce17"/>
        </table:table-row>
        <table:table-row table:style-name="ro6">
          <table:table-cell/>
          <table:table-cell table:style-name="ce7" office:value-type="string" calcext:value-type="string">
            <text:p>You should have a<text:span text:style-name="T3"> page title</text:span> in an<text:span text:style-name="T3"> h1 element </text:span>with an<text:span text:style-name="T3"> id of title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7" office:value-type="string" calcext:value-type="string">
            <text:p>You should have a <text:span text:style-name="T3">short explanation </text:span>in a<text:span text:style-name="T3"> p element </text:span>with an<text:span text:style-name="T5"> </text:span><text:span text:style-name="T2">id of description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8">
          <table:table-cell/>
          <table:table-cell table:style-name="ce7" office:value-type="string" calcext:value-type="string">
            <text:p>You should have a <text:span text:style-name="T3">form element</text:span><text:span text:style-name="T6"> </text:span>with an <text:span text:style-name="T3">id of survey-form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9">
          <table:table-cell/>
          <table:table-cell table:style-name="ce7" office:value-type="string" calcext:value-type="string">
            <text:p>Inside the<text:span text:style-name="T3"> form element</text:span>, you are<text:span text:style-name="T3"> required to enter your name in an input field </text:span>that has an <text:span text:style-name="T3">id of name</text:span> and a<text:span text:style-name="T3"> type of text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10">
          <table:table-cell/>
          <table:table-cell table:style-name="ce7" office:value-type="string" calcext:value-type="string">
            <text:p>Inside the<text:span text:style-name="T3"> form element,</text:span> you are required to<text:span text:style-name="T3"> enter your email</text:span> in <text:span text:style-name="T3">an input field </text:span>that has an<text:span text:style-name="T3"> id of email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11">
          <table:table-cell/>
          <table:table-cell table:style-name="ce7" office:value-type="string" calcext:value-type="string">
            <text:p>If you enter an<text:span text:style-name="T6"> </text:span><text:span text:style-name="T3">email that is not formatted correctly,</text:span> you will see an <text:span text:style-name="T3">HTML5 validation error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12">
          <table:table-cell/>
          <table:table-cell table:style-name="ce7" office:value-type="string" calcext:value-type="string">
            <text:p>Inside the<text:span text:style-name="T3"> form</text:span>, you can <text:span text:style-name="T3">enter a number in an input field</text:span> that has an <text:span text:style-name="T3">id of number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13">
          <table:table-cell/>
          <table:table-cell table:style-name="ce7" office:value-type="string" calcext:value-type="string">
            <text:p>The number input should not accept non-numbers, either by preventing you from typing them or by showing an HTML5 validation error (depending on your browser).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14">
          <table:table-cell/>
          <table:table-cell table:style-name="ce7" office:value-type="string" calcext:value-type="string">
            <text:p>If you <text:span text:style-name="T3">enter numbers outside the range of the number input</text:span>, which are <text:span text:style-name="T3">defined by the min and max attributes,</text:span> you will<text:span text:style-name="T3"> see an HTML5 validation error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15">
          <table:table-cell/>
          <table:table-cell table:style-name="ce7" office:value-type="string" calcext:value-type="string">
            <text:p>For the<text:span text:style-name="T6"> </text:span><text:span text:style-name="T3">name, email, and number input fields,</text:span> you can see <text:span text:style-name="T3">corresponding label elements</text:span> in the form, that <text:span text:style-name="T3">describe the purpose of each field with the </text:span><text:span text:style-name="T4">following</text:span><text:span text:style-name="T2"> ids: id="name-label", id="email-label", and id="number-label"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16">
          <table:table-cell/>
          <table:table-cell table:style-name="ce7" office:value-type="string" calcext:value-type="string">
            <text:p>For the<text:span text:style-name="T3"> name, email,</text:span> and<text:span text:style-name="T3"> number input fields</text:span>, you can see<text:span text:style-name="T3"> placeholder text that gives a description</text:span> or<text:span text:style-name="T3"> instructions for each field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17">
          <table:table-cell/>
          <table:table-cell table:style-name="ce7" office:value-type="string" calcext:value-type="string">
            <text:p>Inside the <text:span text:style-name="T3">form element</text:span>, you should have a<text:span text:style-name="T3"> select dropdown element</text:span> with an id of <text:span text:style-name="T3">dropdown </text:span>and<text:span text:style-name="T3"> at least two options to choose from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18">
          <table:table-cell/>
          <table:table-cell table:style-name="ce7" office:value-type="string" calcext:value-type="string">
            <text:p>Inside the<text:span text:style-name="T3"> form element,</text:span> you can <text:span text:style-name="T3">select an option from a group</text:span> of at least <text:span text:style-name="T3">two radio buttons </text:span>that are grouped using the<text:span text:style-name="T3"> name attribute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19">
          <table:table-cell/>
          <table:table-cell table:style-name="ce7" office:value-type="string" calcext:value-type="string">
            <text:p>Inside the<text:span text:style-name="T3"> form element,</text:span> you can <text:span text:style-name="T3">select several fields</text:span> from a<text:span text:style-name="T3"> series of checkboxes</text:span>, each of which must have a <text:span text:style-name="T3">value attribute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20">
          <table:table-cell/>
          <table:table-cell table:style-name="ce7" office:value-type="string" calcext:value-type="string">
            <text:p>Inside the<text:span text:style-name="T3"> form element</text:span>, you are<text:span text:style-name="T3"> presented with a textarea</text:span> for <text:span text:style-name="T3">additional comments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21">
          <table:table-cell/>
          <table:table-cell table:style-name="ce7" office:value-type="string" calcext:value-type="string">
            <text:p>Inside the<text:span text:style-name="T3"> form element</text:span>, you are presented with a <text:span text:style-name="T3">button with id of submit</text:span> to<text:span text:style-name="T3"> submit all the inputs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22">
          <table:table-cell/>
          <table:table-cell table:style-name="ce7" office:value-type="string" calcext:value-type="string">
            <text:p>Fulfill the user stories and pass all the tests below to complete this project. Give it your own personal style. Happy Coding!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23">
          <table:table-cell/>
          <table:table-cell table:style-name="ce8" office:value-type="string" calcext:value-type="string">
            <text:p>Note: Be sure to <text:span text:style-name="T3">add &lt;link rel="stylesheet" href="styles.css"&gt;</text:span> in your <text:span text:style-name="T3">HTML to link your stylesheet and apply your CSS</text:span>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24">
          <table:table-cell/>
          <table:table-cell table:style-name="ce9" office:value-type="string" calcext:value-type="string">
            <text:p>HAND IN DATE=5/5/2024</text:p>
          </table:table-cell>
          <table:table-cell table:content-validation-name="val1" office:value-type="string" calcext:value-type="string">
            <text:p>done</text:p>
          </table:table-cell>
          <table:table-cell/>
        </table:table-row>
        <table:table-row table:style-name="ro26" table:number-rows-repeated="3">
          <table:table-cell/>
          <table:table-cell table:style-name="ce9"/>
          <table:table-cell table:content-validation-name="val1"/>
          <table:table-cell/>
        </table:table-row>
        <table:table-row table:style-name="ro26" table:number-rows-repeated="1048507">
          <table:table-cell table:number-columns-repeated="2"/>
          <table:table-cell table:content-validation-name="val1"/>
          <table:table-cell/>
        </table:table-row>
        <table:table-row table:style-name="ro26">
          <table:table-cell table:number-columns-repeated="2"/>
          <table:table-cell table:content-validation-name="val1"/>
          <table:table-cell/>
        </table:table-row>
        <calcext:conditional-formats>
          <calcext:conditional-format calcext:target-range-address="Sheet1.C1:Sheet1.C1 Sheet1.C31:Sheet1.C1048576 Sheet1.C1:Sheet1.C1 Sheet1.C3:Sheet1.C27">
            <calcext:condition calcext:apply-style-name="dropdown_recheck" calcext:value="contains-text(&quot;recheck&quot;)" calcext:base-cell-address="Sheet1.C1"/>
          </calcext:conditional-format>
          <calcext:conditional-format calcext:target-range-address="Sheet1.C1:Sheet1.C1 Sheet1.C31:Sheet1.C1048576 Sheet1.C1:Sheet1.C1 Sheet1.C3:Sheet1.C27">
            <calcext:condition calcext:apply-style-name="dropdown_done" calcext:value="contains-text(&quot;done&quot;)" calcext:base-cell-address="Sheet1.C1"/>
          </calcext:conditional-format>
          <calcext:conditional-format calcext:target-range-address="Sheet1.C1:Sheet1.C1 Sheet1.C31:Sheet1.C1048576 Sheet1.C1:Sheet1.C1 Sheet1.C3:Sheet1.C27">
            <calcext:condition calcext:apply-style-name="dropdown" calcext:value="contains-text(&quot;progress&quot;)" calcext:base-cell-address="Sheet1.C1"/>
          </calcext:conditional-format>
          <calcext:conditional-format calcext:target-range-address="Sheet1.C1:Sheet1.C1 Sheet1.C31:Sheet1.C1048576 Sheet1.C1:Sheet1.C1 Sheet1.C3:Sheet1.C27">
            <calcext:condition calcext:apply-style-name="dropdown_warning" calcext:value="contains-text(&quot;warning&quot;)" calcext:base-cell-address="Sheet1.C1"/>
          </calcext:conditional-format>
          <calcext:conditional-format calcext:target-range-address="Sheet1.C28:Sheet1.C30">
            <calcext:condition calcext:apply-style-name="dropdown_recheck" calcext:value="contains-text(&quot;recheck&quot;)" calcext:base-cell-address="Sheet1.C28"/>
          </calcext:conditional-format>
          <calcext:conditional-format calcext:target-range-address="Sheet1.C28:Sheet1.C30">
            <calcext:condition calcext:apply-style-name="dropdown_done" calcext:value="contains-text(&quot;done&quot;)" calcext:base-cell-address="Sheet1.C28"/>
          </calcext:conditional-format>
          <calcext:conditional-format calcext:target-range-address="Sheet1.C28:Sheet1.C30">
            <calcext:condition calcext:apply-style-name="dropdown" calcext:value="contains-text(&quot;progress&quot;)" calcext:base-cell-address="Sheet1.C28"/>
          </calcext:conditional-format>
          <calcext:conditional-format calcext:target-range-address="Sheet1.C28:Sheet1.C30">
            <calcext:condition calcext:apply-style-name="dropdown_warning" calcext:value="contains-text(&quot;warning&quot;)" calcext:base-cell-address="Sheet1.C28"/>
          </calcext:conditional-format>
        </calcext:conditional-formats>
      </table:table>
      <table:table table:name="Sheet2" table:style-name="ta1">
        <table:table-column table:style-name="co1" table:default-cell-style-name="Default"/>
        <table:table-row table:style-name="ro25">
          <table:table-cell/>
        </table:table-row>
        <table:table-row table:style-name="ro25">
          <table:table-cell office:value-type="string" calcext:value-type="string">
            <text:p>progress</text:p>
          </table:table-cell>
        </table:table-row>
        <table:table-row table:style-name="ro25">
          <table:table-cell office:value-type="string" calcext:value-type="string">
            <text:p>done</text:p>
          </table:table-cell>
        </table:table-row>
        <table:table-row table:style-name="ro25">
          <table:table-cell office:value-type="string" calcext:value-type="string">
            <text:p>recheck</text:p>
          </table:table-cell>
        </table:table-row>
        <table:table-row table:style-name="ro25">
          <table:table-cell office:value-type="string" calcext:value-type="string">
            <text:p>war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Regular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Impact" svg:font-family="Impact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eem Kufi" svg:font-family="'Reem Kufi'" style:font-adornments="Bold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MY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MY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d428"/>
    </style:style>
    <style:style style:name="Untitled2" style:family="table-cell" style:parent-style-name="Heading">
      <style:text-properties style:font-name="Reem Kufi" fo:font-family="'Reem Kufi'" style:font-style-name="Bold" style:font-pitch="variable"/>
    </style:style>
    <style:style style:name="Untitled3" style:family="table-cell" style:parent-style-name="Default">
      <style:table-cell-properties fo:background-color="#ffde59"/>
    </style:style>
    <style:style style:name="Done" style:family="table-cell" style:parent-style-name="Text">
      <style:table-cell-properties fo:background-color="#364ffb"/>
      <style:text-properties style:font-name="Impact" fo:font-family="Impact" style:font-style-name="Regular" style:font-family-generic="swiss" style:font-pitch="variable" fo:font-size="14pt"/>
    </style:style>
    <style:style style:name="Untitled4" style:family="table-cell" style:parent-style-name="Default">
      <style:table-cell-properties fo:background-color="#364ffb" style:diagonal-bl-tr="none" style:diagonal-tl-br="none"/>
    </style:style>
    <style:style style:name="Untitled5" style:family="table-cell" style:parent-style-name="Default">
      <style:table-cell-properties fo:background-color="#364ffb"/>
    </style:style>
    <style:style style:name="Untitled6" style:family="table-cell" style:parent-style-name="Default">
      <style:table-cell-properties fo:background-color="#ffde59"/>
    </style:style>
    <style:style style:name="Untitled7" style:family="table-cell" style:parent-style-name="Default">
      <style:table-cell-properties fo:background-color="#364ffb"/>
    </style:style>
    <style:style style:name="Untitled8" style:family="table-cell" style:parent-style-name="Default">
      <style:table-cell-properties fo:background-color="#ffde59"/>
    </style:style>
    <style:style style:name="Untitled9" style:family="table-cell" style:parent-style-name="Default">
      <style:table-cell-properties fo:background-color="#ffde59"/>
    </style:style>
    <style:style style:name="Untitled10" style:family="table-cell" style:parent-style-name="Default">
      <style:table-cell-properties fo:background-color="#364ffb"/>
    </style:style>
    <style:style style:name="Done_20_Dropdown" style:display-name="Done Dropdown" style:family="table-cell" style:parent-style-name="Default">
      <style:table-cell-properties fo:background-color="#60ff32" style:diagonal-bl-tr="none" style:diagonal-tl-br="none"/>
      <style:text-properties style:font-name="Arial Black" fo:font-family="'Arial Black'" style:font-style-name="Regular" style:font-family-generic="swiss" style:font-pitch="variable" fo:font-size="14pt" fo:font-weight="900"/>
    </style:style>
    <style:style style:name="progress" style:family="table-cell" style:parent-style-name="Default">
      <style:table-cell-properties fo:background-color="#ffde59"/>
      <style:text-properties style:font-name="Arial" fo:font-family="Arial" style:font-style-name="Regular" style:font-family-generic="swiss" style:font-pitch="variable" fo:font-size="14pt"/>
    </style:style>
    <style:style style:name="recheck" style:family="table-cell" style:parent-style-name="Default">
      <style:table-cell-properties fo:background-color="#364ffb"/>
      <style:text-properties style:font-name="Arial" fo:font-family="Arial" style:font-style-name="Regular" style:font-family-generic="swiss" style:font-pitch="variable" fo:font-size="14pt"/>
    </style:style>
    <style:style style:name="dropdown" style:family="table-cell" style:parent-style-name="Default">
      <style:table-cell-properties fo:background-color="#ffde59"/>
    </style:style>
    <style:style style:name="dropdown_5f_done" style:display-name="dropdown_done" style:family="table-cell" style:parent-style-name="dropdown">
      <style:table-cell-properties fo:background-color="#81fd5d"/>
    </style:style>
    <style:style style:name="dropdown_5f_recheck" style:display-name="dropdown_recheck" style:family="table-cell" style:parent-style-name="dropdown">
      <style:table-cell-properties fo:background-color="#4d63ff"/>
    </style:style>
    <style:style style:name="dropdown_5f_warning" style:display-name="dropdown_warning" style:family="table-cell" style:parent-style-name="dropdown">
      <style:table-cell-properties fo:background-color="#ff0f51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01:56:00.7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7:23:54.840000000</meta:creation-date>
    <dc:date>2024-06-15T01:58:24.901000000</dc:date>
    <meta:editing-duration>PT1H37M27S</meta:editing-duration>
    <meta:editing-cycles>10</meta:editing-cycles>
    <meta:generator>LibreOffice/24.2.3.2$Windows_X86_64 LibreOffice_project/433d9c2ded56988e8a90e6b2e771ee4e6a5ab2ba</meta:generator>
    <meta:document-statistic meta:table-count="2" meta:cell-count="133" meta:object-count="0"/>
  </office:meta>
</office:document-meta>
</file>